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pitch="variable"/>
    <style:font-face style:name="Amiri Quran Colored" svg:font-family="'Amiri Quran Colored'" style:font-pitch="variable"/>
    <style:font-face style:name="Ani" svg:font-family="Ani" style:font-pitch="variable"/>
    <style:font-face style:name="AnjaliOldLipi" svg:font-family="AnjaliOldLipi" style:font-pitch="variable"/>
    <style:font-face style:name="Asana Math" svg:font-family="'Asana Math'" style:font-pitch="variable"/>
    <style:font-face style:name="Baekmuk Headline" svg:font-family="'Baekmuk Headline'" style:font-pitch="variable"/>
    <style:font-face style:name="D050000L" svg:font-family="D050000L" style:font-pitch="variable"/>
    <style:font-face style:name="DejaVu Sans" svg:font-family="'DejaVu Sans'" style:font-family-generic="swiss" style:font-pitch="variable"/>
    <style:font-face style:name="EB Garamond Initials" svg:font-family="'EB Garamond Initials'" style:font-pitch="variable"/>
    <style:font-face style:name="FontAwesome" svg:font-family="FontAwesome" style:font-pitch="variable"/>
    <style:font-face style:name="FoulisGreek" svg:font-family="FoulisGreek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Keyboard O" svg:font-family="'Linux Biolinum Keyboard O'" style:font-pitch="variable"/>
    <style:font-face style:name="Lobster Two" svg:font-family="'Lobster Tw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Black" svg:font-family="'Roboto Black'" style:font-pitch="variable"/>
    <style:font-face style:name="TeX Gyre Cursor" svg:font-family="'TeX Gyre Cursor'" style:font-pitch="fixed"/>
    <style:font-face style:name="Universalis ADF Std" svg:font-family="'Universalis ADF Std'" style:font-pitch="variable"/>
  </office:font-face-decls>
  <office:automatic-styles>
    <style:style style:name="P1" style:family="paragraph" style:parent-style-name="Standard">
      <style:text-properties style:font-name="Lobster Two" fo:font-size="24pt" officeooo:rsid="0009ccd1" officeooo:paragraph-rsid="0009ccd1" style:font-size-asian="24pt" style:font-size-complex="24pt"/>
    </style:style>
    <style:style style:name="P2" style:family="paragraph" style:parent-style-name="Standard">
      <style:text-properties fo:font-size="24pt" officeooo:rsid="0009ccd1" officeooo:paragraph-rsid="0009ccd1" style:font-size-asian="24pt" style:font-size-complex="24pt"/>
    </style:style>
    <style:style style:name="P3" style:family="paragraph" style:parent-style-name="Standard">
      <style:text-properties style:font-name="Ani" fo:font-size="24pt" officeooo:rsid="0009ccd1" officeooo:paragraph-rsid="0009ccd1" style:font-size-asian="24pt" style:font-size-complex="24pt"/>
    </style:style>
    <style:style style:name="P4" style:family="paragraph" style:parent-style-name="Standard">
      <style:text-properties style:font-name="Baekmuk Headline" fo:font-size="24pt" officeooo:rsid="0009ccd1" officeooo:paragraph-rsid="0009ccd1" style:font-size-asian="24pt" style:font-size-complex="24pt"/>
    </style:style>
    <style:style style:name="P5" style:family="paragraph" style:parent-style-name="Standard">
      <style:text-properties style:font-name="Linux Biolinum Keyboard O" fo:font-size="24pt" officeooo:rsid="0009ccd1" officeooo:paragraph-rsid="0009ccd1" style:font-size-asian="24pt" style:font-size-complex="24pt"/>
    </style:style>
    <style:style style:name="P6" style:family="paragraph" style:parent-style-name="Standard">
      <style:text-properties style:font-name="D050000L" fo:font-size="24pt" officeooo:rsid="0009ccd1" officeooo:paragraph-rsid="0009ccd1" style:font-size-asian="24pt" style:font-size-complex="24pt"/>
    </style:style>
    <style:style style:name="P7" style:family="paragraph" style:parent-style-name="Standard">
      <style:text-properties style:font-name="Roboto Black" fo:font-size="24pt" officeooo:rsid="0009ccd1" officeooo:paragraph-rsid="0009ccd1" style:font-size-asian="24pt" style:font-size-complex="24pt"/>
    </style:style>
    <style:style style:name="P8" style:family="paragraph" style:parent-style-name="Standard">
      <style:text-properties style:font-name="AR PL UMing CN" fo:font-size="24pt" officeooo:rsid="0009ccd1" officeooo:paragraph-rsid="0009ccd1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öner</text:p>
      <text:p text:style-name="P3">Döner</text:p>
      <text:p text:style-name="P2"/>
      <text:p text:style-name="P1">Sommerfest</text:p>
      <text:p text:style-name="P8">Sommerfest</text:p>
      <text:p text:style-name="P2"/>
      <text:p text:style-name="P4">Metallbau Schmidt</text:p>
      <text:p text:style-name="P6">Metallbau Schmidt</text:p>
      <text:p text:style-name="P2"/>
      <text:p text:style-name="P1">Antiquariat</text:p>
      <text:p text:style-name="P7">Antiquaria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pitch="variable"/>
    <style:font-face style:name="Amiri Quran Colored" svg:font-family="'Amiri Quran Colored'" style:font-pitch="variable"/>
    <style:font-face style:name="Ani" svg:font-family="Ani" style:font-pitch="variable"/>
    <style:font-face style:name="AnjaliOldLipi" svg:font-family="AnjaliOldLipi" style:font-pitch="variable"/>
    <style:font-face style:name="Asana Math" svg:font-family="'Asana Math'" style:font-pitch="variable"/>
    <style:font-face style:name="Baekmuk Headline" svg:font-family="'Baekmuk Headline'" style:font-pitch="variable"/>
    <style:font-face style:name="D050000L" svg:font-family="D050000L" style:font-pitch="variable"/>
    <style:font-face style:name="DejaVu Sans" svg:font-family="'DejaVu Sans'" style:font-family-generic="swiss" style:font-pitch="variable"/>
    <style:font-face style:name="EB Garamond Initials" svg:font-family="'EB Garamond Initials'" style:font-pitch="variable"/>
    <style:font-face style:name="FontAwesome" svg:font-family="FontAwesome" style:font-pitch="variable"/>
    <style:font-face style:name="FoulisGreek" svg:font-family="FoulisGreek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Keyboard O" svg:font-family="'Linux Biolinum Keyboard O'" style:font-pitch="variable"/>
    <style:font-face style:name="Lobster Two" svg:font-family="'Lobster Tw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Black" svg:font-family="'Roboto Black'" style:font-pitch="variable"/>
    <style:font-face style:name="TeX Gyre Cursor" svg:font-family="'TeX Gyre Cursor'" style:font-pitch="fixed"/>
    <style:font-face style:name="Universalis ADF Std" svg:font-family="'Universalis ADF Std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3:31:52.257593131</meta:creation-date>
    <dc:date>2022-09-27T13:45:34.757955712</dc:date>
    <meta:editing-duration>PT3M32S</meta:editing-duration>
    <meta:editing-cycles>1</meta:editing-cycles>
    <meta:document-statistic meta:table-count="0" meta:image-count="0" meta:object-count="0" meta:page-count="1" meta:paragraph-count="8" meta:word-count="10" meta:character-count="86" meta:non-whitespace-character-count="84"/>
    <meta:generator>LibreOffice/7.3.6.2$Linux_X86_64 LibreOffice_project/30$Build-2</meta:generator>
  </office:meta>
</office:document-meta>
</file>